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0.720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0.6335in"/>
    </style:style>
    <style:style style:name="co21" style:family="table-column">
      <style:table-column-properties fo:break-before="auto" style:column-width="1.2016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3"/>
          <table:table-cell office:value-type="string">
            <text:p>Half cost jum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Standard hp/cost</text:p>
          </table:table-cell>
          <table:table-cell table:formula="oooc:=LOG([.Y5];10)/LOG([.Y3];10)" office:value-type="float" office:value="2.71495683317265">
            <text:p>2.71</text:p>
          </table:table-cell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alf hp/cost</text:p>
          </table:table-cell>
          <table:table-cell table:formula="oooc:=LOG([.Y6];10)/LOG([.Y4];10)" office:value-type="float" office:value="2.73097372416786">
            <text:p>2.73</text:p>
          </table:table-cell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_autocannon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4" table:number-columns-repeated="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lobals</text:p>
          </table:table-cell>
          <table:covered-table-cell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*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.$Y$6]*[.$Y$8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5"/>
          <table:table-cell office:value-type="string">
            <text:p>Internal multiplier</text:p>
          </table:table-cell>
          <table:table-cell table:formula="oooc:=2^(LOG([.Y2];2)/(6-[.Y4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.$Y$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.$Y$6]*[.$Y$8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.$Y$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5"/>
          <table:table-cell office:value-type="string">
            <text:p>Cost exponent</text:p>
          </table:table-cell>
          <table:table-cell office:value-type="float" office:value="2.85">
            <text:p>2.85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.$Y$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.$Y$6]*[.$Y$8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.$Y$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5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.$Y$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.$Y$6]*[.$Y$8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.$Y$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5"/>
          <table:table-cell office:value-type="string">
            <text:p>Cost multiplier</text:p>
          </table:table-cell>
          <table:table-cell table:formula="oooc:=[.$Y$7]/([.$G$5]^[.$Y$6]/[.$O$5])" office:value-type="float" office:value="5.09220046218569">
            <text:p>5.09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.$Y$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.$Y$6]*[.$Y$8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.$Y$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.$Y$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.$Y$6]*[.$Y$8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.$Y$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AP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.$Y$2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*[.H12]" office:value-type="float" office:value="17.0625">
            <text:p>17.06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tanks.$Y$3]" office:value-type="float" office:value="70">
            <text:p>70</text:p>
          </table:table-cell>
          <table:table-cell table:formula="oooc:=[.V4]*[tanks.$Y$5]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3800">
            <text:p>3,800</text:p>
          </table:table-cell>
          <table:table-cell table:formula="oooc:=CEILING(([.O13]-[.R13]/2);[.R13])" office:value-type="float" office:value="3.8">
            <text:p>3.8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590.055630307691">
            <text:p>590.06</text:p>
          </table:table-cell>
          <table:table-cell table:formula="oooc:=[.V12]/[.J13]" office:value-type="float" office:value="40.6741309925048">
            <text:p>40.67</text:p>
          </table:table-cell>
          <table:table-cell table:formula="oooc:=([.D13]/[.C13])/([.O13]/[.N13])" office:value-type="float" office:value="1.00040829000362">
            <text:p>1</text:p>
          </table:table-cell>
          <table:table-cell/>
          <table:table-cell table:formula="oooc:=[.G13]^[.$Y$6]*[.$Y$8]/[.O13]" office:value-type="float" office:value="3793.21476626373">
            <text:p>3793.21</text:p>
          </table:table-cell>
          <table:table-cell table:formula="oooc:=[.P13]/[.F13]" office:value-type="float" office:value="3.79166666666667">
            <text:p>3.79</text:p>
          </table:table-cell>
          <table:table-cell table:formula="oooc:=[.P12]" office:value-type="float" office:value="17.0625">
            <text:p>17.06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5900">
            <text:p>5,900</text:p>
          </table:table-cell>
          <table:table-cell table:formula="oooc:=CEILING(([.O14]-[.R14]/2);[.R14])" office:value-type="float" office:value="4.8">
            <text:p>4.8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.$Y$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912.619622265463">
            <text:p>912.62</text:p>
          </table:table-cell>
          <table:table-cell table:formula="oooc:=[.V12]/[.J14]" office:value-type="float" office:value="26.2979223922701">
            <text:p>26.3</text:p>
          </table:table-cell>
          <table:table-cell table:formula="oooc:=([.D14]/[.C14])/([.O14]/[.N14])" office:value-type="float" office:value="0.994458533938201">
            <text:p>0.99</text:p>
          </table:table-cell>
          <table:table-cell/>
          <table:table-cell table:formula="oooc:=[.G14]^[.$Y$6]*[.$Y$8]/[.O14]" office:value-type="float" office:value="5866.8404288494">
            <text:p>5866.84</text:p>
          </table:table-cell>
          <table:table-cell table:formula="oooc:=[.P14]/[.F14]" office:value-type="float" office:value="4.79961965118235">
            <text:p>4.8</text:p>
          </table:table-cell>
          <table:table-cell table:formula="oooc:=[.P13]*[.$Y$5]" office:value-type="float" office:value="21.5982884303206">
            <text:p>21.6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9100">
            <text:p>9,100</text:p>
          </table:table-cell>
          <table:table-cell table:formula="oooc:=CEILING(([.O15]-[.R15]/2);[.R15])" office:value-type="float" office:value="6.1">
            <text:p>6.1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.$Y$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411.51873173322">
            <text:p>1411.52</text:p>
          </table:table-cell>
          <table:table-cell table:formula="oooc:=[.V12]/[.J15]" office:value-type="float" office:value="17.002962454866">
            <text:p>17</text:p>
          </table:table-cell>
          <table:table-cell table:formula="oooc:=([.D15]/[.C15])/([.O15]/[.N15])" office:value-type="float" office:value="1.00116594227138">
            <text:p>1</text:p>
          </table:table-cell>
          <table:table-cell/>
          <table:table-cell table:formula="oooc:=[.G15]^[.$Y$6]*[.$Y$8]/[.O15]" office:value-type="float" office:value="9074.04898971354">
            <text:p>9074.05</text:p>
          </table:table-cell>
          <table:table-cell table:formula="oooc:=[.P15]/[.F15]" office:value-type="float" office:value="6.07552056158659">
            <text:p>6.08</text:p>
          </table:table-cell>
          <table:table-cell table:formula="oooc:=[.P14]*[.$Y$5]" office:value-type="float" office:value="27.3398425271397">
            <text:p>27.34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4000">
            <text:p>14,000</text:p>
          </table:table-cell>
          <table:table-cell table:formula="oooc:=CEILING(([.O16]-[.R16]/2);[.R16])" office:value-type="float" office:value="7.7">
            <text:p>7.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.$Y$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183.14956354752">
            <text:p>2183.15</text:p>
          </table:table-cell>
          <table:table-cell table:formula="oooc:=[.V12]/[.J16]" office:value-type="float" office:value="10.9932917106243">
            <text:p>10.99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.$Y$6]*[.$Y$8]/[.O16]" office:value-type="float" office:value="14034.5329085198">
            <text:p>14034.53</text:p>
          </table:table-cell>
          <table:table-cell table:formula="oooc:=[.P16]/[.F16]" office:value-type="float" office:value="7.69059900093718">
            <text:p>7.69</text:p>
          </table:table-cell>
          <table:table-cell table:formula="oooc:=[.P15]*[.$Y$5]" office:value-type="float" office:value="34.6076955042173">
            <text:p>34.61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2000">
            <text:p>22,000</text:p>
          </table:table-cell>
          <table:table-cell table:formula="oooc:=CEILING(([.O17]-[.R17]/2);[.R17])" office:value-type="float" office:value="9.7">
            <text:p>9.7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.$Y$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376.60557360464">
            <text:p>3376.61</text:p>
          </table:table-cell>
          <table:table-cell table:formula="oooc:=[.V12]/[.J17]" office:value-type="float" office:value="7.10772978271762">
            <text:p>7.11</text:p>
          </table:table-cell>
          <table:table-cell table:formula="oooc:=([.D17]/[.C17])/([.O17]/[.N17])" office:value-type="float" office:value="0.983121108316114">
            <text:p>0.98</text:p>
          </table:table-cell>
          <table:table-cell/>
          <table:table-cell table:formula="oooc:=[.G17]^[.$Y$6]*[.$Y$8]/[.O17]" office:value-type="float" office:value="21706.7501160298">
            <text:p>21706.75</text:p>
          </table:table-cell>
          <table:table-cell table:formula="oooc:=[.P17]/[.F17]" office:value-type="float" office:value="9.73501980507994">
            <text:p>9.74</text:p>
          </table:table-cell>
          <table:table-cell table:formula="oooc:=[.P16]*[.$Y$5]" office:value-type="float" office:value="43.8075891228598">
            <text:p>43.81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4000">
            <text:p>34,000</text:p>
          </table:table-cell>
          <table:table-cell table:formula="oooc:=CEILING(([.O18]-[.R18]/2);[.R18])" office:value-type="float" office:value="12">
            <text:p>12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.$Y$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222.4847028671">
            <text:p>5222.48</text:p>
          </table:table-cell>
          <table:table-cell table:formula="oooc:=[.V12]/[.J18]" office:value-type="float" office:value="4.59551369998733">
            <text:p>4.6</text:p>
          </table:table-cell>
          <table:table-cell table:formula="oooc:=([.D18]/[.C18])/([.O18]/[.N18])" office:value-type="float" office:value="0.961569031150793">
            <text:p>0.96</text:p>
          </table:table-cell>
          <table:table-cell/>
          <table:table-cell table:formula="oooc:=[.G18]^[.$Y$6]*[.$Y$8]/[.O18]" office:value-type="float" office:value="33573.1159470028">
            <text:p>33573.12</text:p>
          </table:table-cell>
          <table:table-cell table:formula="oooc:=[.P18]/[.F18]" office:value-type="float" office:value="12.3229166666667">
            <text:p>12.32</text:p>
          </table:table-cell>
          <table:table-cell table:formula="oooc:=[.P17]*[.$Y$5]" office:value-type="float" office:value="55.453125">
            <text:p>55.45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Heavy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.$Y$2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*[.H20]" office:value-type="float" office:value="58.09375">
            <text:p>58.09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tanks.$Y$3]" office:value-type="float" office:value="245">
            <text:p>245</text:p>
          </table:table-cell>
          <table:table-cell table:formula="oooc:=[.V12]*[tanks.$Y$5]" office:value-type="float" office:value="720000">
            <text:p>72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40000">
            <text:p>140,000</text:p>
          </table:table-cell>
          <table:table-cell table:formula="oooc:=CEILING(([.O21]-[.R21]/2);[.R21])" office:value-type="float" office:value="2.9">
            <text:p>2.9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17447.8466209423">
            <text:p>17447.85</text:p>
          </table:table-cell>
          <table:table-cell table:formula="oooc:=[.V20]/[.J21]" office:value-type="float" office:value="41.2658373060087">
            <text:p>41.27</text:p>
          </table:table-cell>
          <table:table-cell table:formula="oooc:=([.D21]/[.C21])/([.O21]/[.N21])" office:value-type="float" office:value="1.01572535246446">
            <text:p>1.02</text:p>
          </table:table-cell>
          <table:table-cell/>
          <table:table-cell table:formula="oooc:=[.G21]^[.$Y$6]*[.$Y$8]/[.O21]" office:value-type="float" office:value="142431.400987284">
            <text:p>142431.4</text:p>
          </table:table-cell>
          <table:table-cell table:formula="oooc:=[.P21]/[.F21]" office:value-type="float" office:value="2.9046875">
            <text:p>2.9</text:p>
          </table:table-cell>
          <table:table-cell table:formula="oooc:=[.P20]" office:value-type="float" office:value="58.09375">
            <text:p>58.09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20000">
            <text:p>220,000</text:p>
          </table:table-cell>
          <table:table-cell table:formula="oooc:=CEILING(([.O22]-[.R22]/2);[.R22])" office:value-type="float" office:value="3.7">
            <text:p>3.7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.$Y$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26986.0100889924">
            <text:p>26986.01</text:p>
          </table:table-cell>
          <table:table-cell table:formula="oooc:=[.V20]/[.J22]" office:value-type="float" office:value="26.680491025744">
            <text:p>26.68</text:p>
          </table:table-cell>
          <table:table-cell table:formula="oooc:=([.D22]/[.C22])/([.O22]/[.N22])" office:value-type="float" office:value="1.00764033809003">
            <text:p>1.01</text:p>
          </table:table-cell>
          <table:table-cell/>
          <table:table-cell table:formula="oooc:=[.G22]^[.$Y$6]*[.$Y$8]/[.O22]" office:value-type="float" office:value="220293.959910142">
            <text:p>220293.96</text:p>
          </table:table-cell>
          <table:table-cell table:formula="oooc:=[.P22]/[.F22]" office:value-type="float" office:value="3.67685148278077">
            <text:p>3.68</text:p>
          </table:table-cell>
          <table:table-cell table:formula="oooc:=[.P21]*[.$Y$5]" office:value-type="float" office:value="73.5370296556154">
            <text:p>73.54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40000">
            <text:p>340,000</text:p>
          </table:table-cell>
          <table:table-cell table:formula="oooc:=CEILING(([.O23]-[.R23]/2);[.R23])" office:value-type="float" office:value="4.7">
            <text:p>4.7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.$Y$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41738.3735852596">
            <text:p>41738.37</text:p>
          </table:table-cell>
          <table:table-cell table:formula="oooc:=[.V20]/[.J23]" office:value-type="float" office:value="17.2503127973888">
            <text:p>17.25</text:p>
          </table:table-cell>
          <table:table-cell table:formula="oooc:=([.D23]/[.C23])/([.O23]/[.N23])" office:value-type="float" office:value="1.01196528378234">
            <text:p>1.01</text:p>
          </table:table-cell>
          <table:table-cell/>
          <table:table-cell table:formula="oooc:=[.G23]^[.$Y$6]*[.$Y$8]/[.O23]" office:value-type="float" office:value="340721.417022527">
            <text:p>340721.42</text:p>
          </table:table-cell>
          <table:table-cell table:formula="oooc:=[.P23]/[.F23]" office:value-type="float" office:value="4.65428271592973">
            <text:p>4.65</text:p>
          </table:table-cell>
          <table:table-cell table:formula="oooc:=[.P22]*[.$Y$5]" office:value-type="float" office:value="93.0856543185946">
            <text:p>93.09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30000">
            <text:p>530,000</text:p>
          </table:table-cell>
          <table:table-cell table:formula="oooc:=CEILING(([.O24]-[.R24]/2);[.R24])" office:value-type="float" office:value="5.9">
            <text:p>5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.$Y$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64555.3686446331">
            <text:p>64555.37</text:p>
          </table:table-cell>
          <table:table-cell table:formula="oooc:=[.V20]/[.J24]" office:value-type="float" office:value="11.1532164576967">
            <text:p>11.15</text:p>
          </table:table-cell>
          <table:table-cell table:formula="oooc:=([.D24]/[.C24])/([.O24]/[.N24])" office:value-type="float" office:value="0.99573319713148">
            <text:p>1</text:p>
          </table:table-cell>
          <table:table-cell/>
          <table:table-cell table:formula="oooc:=[.G24]^[.$Y$6]*[.$Y$8]/[.O24]" office:value-type="float" office:value="526982.601180679">
            <text:p>526982.6</text:p>
          </table:table-cell>
          <table:table-cell table:formula="oooc:=[.P24]/[.F24]" office:value-type="float" office:value="5.89154816321795">
            <text:p>5.89</text:p>
          </table:table-cell>
          <table:table-cell table:formula="oooc:=[.P23]*[.$Y$5]" office:value-type="float" office:value="117.830963264359">
            <text:p>117.83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820000">
            <text:p>820,000</text:p>
          </table:table-cell>
          <table:table-cell table:formula="oooc:=CEILING(([.O25]-[.R25]/2);[.R25])" office:value-type="float" office:value="7.5">
            <text:p>7.5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.$Y$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99845.6639028275">
            <text:p>99845.66</text:p>
          </table:table-cell>
          <table:table-cell table:formula="oooc:=[.V20]/[.J25]" office:value-type="float" office:value="7.21112937564042">
            <text:p>7.21</text:p>
          </table:table-cell>
          <table:table-cell table:formula="oooc:=([.D25]/[.C25])/([.O25]/[.N25])" office:value-type="float" office:value="0.999618826313426">
            <text:p>1</text:p>
          </table:table-cell>
          <table:table-cell/>
          <table:table-cell table:formula="oooc:=[.G25]^[.$Y$6]*[.$Y$8]/[.O25]" office:value-type="float" office:value="815066.644104715">
            <text:p>815066.64</text:p>
          </table:table-cell>
          <table:table-cell table:formula="oooc:=[.P25]/[.F25]" office:value-type="float" office:value="7.45772052924874">
            <text:p>7.46</text:p>
          </table:table-cell>
          <table:table-cell table:formula="oooc:=[.P24]*[.$Y$5]" office:value-type="float" office:value="149.154410584975">
            <text:p>149.15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300000">
            <text:p>1,300,000</text:p>
          </table:table-cell>
          <table:table-cell table:formula="oooc:=CEILING(([.O26]-[.R26]/2);[.R26])" office:value-type="float" office:value="9.4">
            <text:p>9.4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.$Y$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54428.002031481">
            <text:p>154428</text:p>
          </table:table-cell>
          <table:table-cell table:formula="oooc:=[.V20]/[.J26]" office:value-type="float" office:value="4.66236686694441">
            <text:p>4.66</text:p>
          </table:table-cell>
          <table:table-cell table:formula="oooc:=([.D26]/[.C26])/([.O26]/[.N26])" office:value-type="float" office:value="0.965587618931703">
            <text:p>0.97</text:p>
          </table:table-cell>
          <table:table-cell/>
          <table:table-cell table:formula="oooc:=[.G26]^[.$Y$6]*[.$Y$8]/[.O26]" office:value-type="float" office:value="1260636.75127739">
            <text:p>1260636.75</text:p>
          </table:table-cell>
          <table:table-cell table:formula="oooc:=[.P26]/[.F26]" office:value-type="float" office:value="9.440234375">
            <text:p>9.44</text:p>
          </table:table-cell>
          <table:table-cell table:formula="oooc:=[.P25]*[.$Y$5]" office:value-type="float" office:value="188.8046875">
            <text:p>188.8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.$Y$2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*[.H28]" office:value-type="float" office:value="180.22265625">
            <text:p>180.2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tanks.$Y$3]" office:value-type="float" office:value="857.5">
            <text:p>857.5</text:p>
          </table:table-cell>
          <table:table-cell table:formula="oooc:=[.V20]*[tanks.$Y$5]" office:value-type="float" office:value="21600000">
            <text:p>216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600000">
            <text:p>2,600,000</text:p>
          </table:table-cell>
          <table:table-cell table:formula="oooc:=CEILING(([.O29]-[.R29]/2);[.R29])" office:value-type="float" office:value="4.5">
            <text:p>4.5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566236.007448763">
            <text:p>566236.01</text:p>
          </table:table-cell>
          <table:table-cell table:formula="oooc:=[.V28]/[.J29]" office:value-type="float" office:value="38.1466380022724">
            <text:p>38.15</text:p>
          </table:table-cell>
          <table:table-cell table:formula="oooc:=([.D29]/[.C29])/([.O29]/[.N29])" office:value-type="float" office:value="1.0146426564545">
            <text:p>1.01</text:p>
          </table:table-cell>
          <table:table-cell/>
          <table:table-cell table:formula="oooc:=[.G29]^[.$Y$6]*[.$Y$8]/[.O29]" office:value-type="float" office:value="2641334.14553359">
            <text:p>2641334.15</text:p>
          </table:table-cell>
          <table:table-cell table:formula="oooc:=[.P29]/[.F29]" office:value-type="float" office:value="4.50556640625">
            <text:p>4.51</text:p>
          </table:table-cell>
          <table:table-cell table:formula="oooc:=[.P28]" office:value-type="float" office:value="180.22265625">
            <text:p>180.2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100000">
            <text:p>4,100,000</text:p>
          </table:table-cell>
          <table:table-cell table:formula="oooc:=CEILING(([.O30]-[.R30]/2);[.R30])" office:value-type="float" office:value="5.7">
            <text:p>5.7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.$Y$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875778.595590257">
            <text:p>875778.6</text:p>
          </table:table-cell>
          <table:table-cell table:formula="oooc:=[.V28]/[.J30]" office:value-type="float" office:value="24.6637678846696">
            <text:p>24.66</text:p>
          </table:table-cell>
          <table:table-cell table:formula="oooc:=([.D30]/[.C30])/([.O30]/[.N30])" office:value-type="float" office:value="0.995829806166353">
            <text:p>1</text:p>
          </table:table-cell>
          <table:table-cell/>
          <table:table-cell table:formula="oooc:=[.G30]^[.$Y$6]*[.$Y$8]/[.O30]" office:value-type="float" office:value="4085264.58584377">
            <text:p>4085264.59</text:p>
          </table:table-cell>
          <table:table-cell table:formula="oooc:=[.P30]/[.F30]" office:value-type="float" office:value="5.70329803863153">
            <text:p>5.7</text:p>
          </table:table-cell>
          <table:table-cell table:formula="oooc:=[.P29]*[.$Y$5]" office:value-type="float" office:value="228.131921545261">
            <text:p>228.1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300000">
            <text:p>6,300,000</text:p>
          </table:table-cell>
          <table:table-cell table:formula="oooc:=CEILING(([.O31]-[.R31]/2);[.R31])" office:value-type="float" office:value="7.2">
            <text:p>7.2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.$Y$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354537.92836275">
            <text:p>1354537.93</text:p>
          </table:table-cell>
          <table:table-cell table:formula="oooc:=[.V28]/[.J31]" office:value-type="float" office:value="15.946397326879">
            <text:p>15.95</text:p>
          </table:table-cell>
          <table:table-cell table:formula="oooc:=([.D31]/[.C31])/([.O31]/[.N31])" office:value-type="float" office:value="1.00024465745436">
            <text:p>1</text:p>
          </table:table-cell>
          <table:table-cell/>
          <table:table-cell table:formula="oooc:=[.G31]^[.$Y$6]*[.$Y$8]/[.O31]" office:value-type="float" office:value="6318544.27224607">
            <text:p>6318544.27</text:p>
          </table:table-cell>
          <table:table-cell table:formula="oooc:=[.P31]/[.F31]" office:value-type="float" office:value="7.21942716732282">
            <text:p>7.22</text:p>
          </table:table-cell>
          <table:table-cell table:formula="oooc:=[.P30]*[.$Y$5]" office:value-type="float" office:value="288.777086692913">
            <text:p>288.78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9800000">
            <text:p>9,800,000</text:p>
          </table:table-cell>
          <table:table-cell table:formula="oooc:=CEILING(([.O32]-[.R32]/2);[.R32])" office:value-type="float" office:value="9.1">
            <text:p>9.1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.$Y$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095019.23044449">
            <text:p>2095019.23</text:p>
          </table:table-cell>
          <table:table-cell table:formula="oooc:=[.V28]/[.J32]" office:value-type="float" office:value="10.310167890639">
            <text:p>10.31</text:p>
          </table:table-cell>
          <table:table-cell table:formula="oooc:=([.D32]/[.C32])/([.O32]/[.N32])" office:value-type="float" office:value="0.993001218478682">
            <text:p>0.99</text:p>
          </table:table-cell>
          <table:table-cell/>
          <table:table-cell table:formula="oooc:=[.G32]^[.$Y$6]*[.$Y$8]/[.O32]" office:value-type="float" office:value="9772684.45688392">
            <text:p>9772684.46</text:p>
          </table:table-cell>
          <table:table-cell table:formula="oooc:=[.P32]/[.F32]" office:value-type="float" office:value="9.13859459408238">
            <text:p>9.14</text:p>
          </table:table-cell>
          <table:table-cell table:formula="oooc:=[.P31]*[.$Y$5]" office:value-type="float" office:value="365.543783763295">
            <text:p>365.54</text:p>
          </table:table-cell>
          <table:table-cell table:formula="oooc:=MAX(10^(FLOOR(LOG([.N32];10);1)-1);5)" office:value-type="float" office:value="100000">
            <text:p>1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5000000">
            <text:p>15,000,000</text:p>
          </table:table-cell>
          <table:table-cell table:formula="oooc:=CEILING(([.O33]-[.R33]/2);[.R33])" office:value-type="float" office:value="12">
            <text:p>12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.$Y$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240297.288122">
            <text:p>3240297.29</text:p>
          </table:table-cell>
          <table:table-cell table:formula="oooc:=[.V28]/[.J33]" office:value-type="float" office:value="6.66605501883404">
            <text:p>6.67</text:p>
          </table:table-cell>
          <table:table-cell table:formula="oooc:=([.D33]/[.C33])/([.O33]/[.N33])" office:value-type="float" office:value="1.04530883992154">
            <text:p>1.05</text:p>
          </table:table-cell>
          <table:table-cell/>
          <table:table-cell table:formula="oooc:=[.G33]^[.$Y$6]*[.$Y$8]/[.O33]" office:value-type="float" office:value="15115089.3906566">
            <text:p>15115089.39</text:p>
          </table:table-cell>
          <table:table-cell table:formula="oooc:=[.P33]/[.F33]" office:value-type="float" office:value="11.5679415027552">
            <text:p>11.57</text:p>
          </table:table-cell>
          <table:table-cell table:formula="oooc:=[.P32]*[.$Y$5]" office:value-type="float" office:value="462.717660110206">
            <text:p>462.72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3000000">
            <text:p>23,000,000</text:p>
          </table:table-cell>
          <table:table-cell table:formula="oooc:=CEILING(([.O34]-[.R34]/2);[.R34])" office:value-type="float" office:value="15">
            <text:p>15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.$Y$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011661.16417135">
            <text:p>5011661.16</text:p>
          </table:table-cell>
          <table:table-cell table:formula="oooc:=[.V28]/[.J34]" office:value-type="float" office:value="4.30994819730025">
            <text:p>4.31</text:p>
          </table:table-cell>
          <table:table-cell table:formula="oooc:=([.D34]/[.C34])/([.O34]/[.N34])" office:value-type="float" office:value="1.04120976033275">
            <text:p>1.04</text:p>
          </table:table-cell>
          <table:table-cell/>
          <table:table-cell table:formula="oooc:=[.G34]^[.$Y$6]*[.$Y$8]/[.O34]" office:value-type="float" office:value="23378011.2614407">
            <text:p>23378011.26</text:p>
          </table:table-cell>
          <table:table-cell table:formula="oooc:=[.P34]/[.F34]" office:value-type="float" office:value="14.6430908203125">
            <text:p>14.64</text:p>
          </table:table-cell>
          <table:table-cell table:formula="oooc:=[.P33]*[.$Y$5]" office:value-type="float" office:value="585.7236328125">
            <text:p>585.7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.$Y$2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*[.H36]" office:value-type="float" office:value="585.7236328125">
            <text:p>585.7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tanks.$Y$3]" office:value-type="float" office:value="3001.25">
            <text:p>3001.25</text:p>
          </table:table-cell>
          <table:table-cell table:formula="oooc:=[.V28]*[tanks.$Y$5]" office:value-type="float" office:value="648000000">
            <text:p>648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4000000">
            <text:p>44,000,000</text:p>
          </table:table-cell>
          <table:table-cell table:formula="oooc:=CEILING(([.O37]-[.R37]/2);[.R37])" office:value-type="float" office:value="7.8">
            <text:p>7.8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7540814.0745997">
            <text:p>17540814.07</text:p>
          </table:table-cell>
          <table:table-cell table:formula="oooc:=[.V36]/[.J37]" office:value-type="float" office:value="36.9424131197164">
            <text:p>36.94</text:p>
          </table:table-cell>
          <table:table-cell table:formula="oooc:=([.D37]/[.C37])/([.O37]/[.N37])" office:value-type="float" office:value="0.994991287306617">
            <text:p>0.99</text:p>
          </table:table-cell>
          <table:table-cell/>
          <table:table-cell table:formula="oooc:=[.G37]^[.$Y$6]*[.$Y$8]/[.O37]" office:value-type="float" office:value="43833771.1152013">
            <text:p>43833771.12</text:p>
          </table:table-cell>
          <table:table-cell table:formula="oooc:=[.P37]/[.F37]" office:value-type="float" office:value="7.8096484375">
            <text:p>7.81</text:p>
          </table:table-cell>
          <table:table-cell table:formula="oooc:=[.P36]" office:value-type="float" office:value="585.7236328125">
            <text:p>585.72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68000000">
            <text:p>68,000,000</text:p>
          </table:table-cell>
          <table:table-cell table:formula="oooc:=CEILING(([.O38]-[.R38]/2);[.R38])" office:value-type="float" office:value="9.9">
            <text:p>9.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.$Y$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7129799.7896272">
            <text:p>27129799.79</text:p>
          </table:table-cell>
          <table:table-cell table:formula="oooc:=[.V36]/[.J38]" office:value-type="float" office:value="23.8851744216615">
            <text:p>23.89</text:p>
          </table:table-cell>
          <table:table-cell table:formula="oooc:=([.D38]/[.C38])/([.O38]/[.N38])" office:value-type="float" office:value="0.998444214718219">
            <text:p>1</text:p>
          </table:table-cell>
          <table:table-cell/>
          <table:table-cell table:formula="oooc:=[.G38]^[.$Y$6]*[.$Y$8]/[.O38]" office:value-type="float" office:value="67796251.0361362">
            <text:p>67796251.04</text:p>
          </table:table-cell>
          <table:table-cell table:formula="oooc:=[.P38]/[.F38]" office:value-type="float" office:value="9.88571660029466">
            <text:p>9.89</text:p>
          </table:table-cell>
          <table:table-cell table:formula="oooc:=[.P37]*[.$Y$5]" office:value-type="float" office:value="741.428745022099">
            <text:p>741.43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00000000">
            <text:p>100,000,000</text:p>
          </table:table-cell>
          <table:table-cell table:formula="oooc:=CEILING(([.O39]-[.R39]/2);[.R39])" office:value-type="float" office:value="13">
            <text:p>13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.$Y$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1960768.3825273">
            <text:p>41960768.38</text:p>
          </table:table-cell>
          <table:table-cell table:formula="oooc:=[.V36]/[.J39]" office:value-type="float" office:value="15.4429965174287">
            <text:p>15.44</text:p>
          </table:table-cell>
          <table:table-cell table:formula="oooc:=([.D39]/[.C39])/([.O39]/[.N39])" office:value-type="float" office:value="1.08933396927001">
            <text:p>1.09</text:p>
          </table:table-cell>
          <table:table-cell/>
          <table:table-cell table:formula="oooc:=[.G39]^[.$Y$6]*[.$Y$8]/[.O39]" office:value-type="float" office:value="104858230.02714">
            <text:p>104858230.03</text:p>
          </table:table-cell>
          <table:table-cell table:formula="oooc:=[.P39]/[.F39]" office:value-type="float" office:value="12.5136737566929">
            <text:p>12.51</text:p>
          </table:table-cell>
          <table:table-cell table:formula="oooc:=[.P38]*[.$Y$5]" office:value-type="float" office:value="938.525531751966">
            <text:p>938.5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60000000">
            <text:p>160,000,000</text:p>
          </table:table-cell>
          <table:table-cell table:formula="oooc:=CEILING(([.O40]-[.R40]/2);[.R40])" office:value-type="float" office:value="16">
            <text:p>16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.$Y$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64899339.3576495">
            <text:p>64899339.36</text:p>
          </table:table-cell>
          <table:table-cell table:formula="oooc:=[.V36]/[.J40]" office:value-type="float" office:value="9.98469331758494">
            <text:p>9.98</text:p>
          </table:table-cell>
          <table:table-cell table:formula="oooc:=([.D40]/[.C40])/([.O40]/[.N40])" office:value-type="float" office:value="1.02385360960268">
            <text:p>1.02</text:p>
          </table:table-cell>
          <table:table-cell/>
          <table:table-cell table:formula="oooc:=[.G40]^[.$Y$6]*[.$Y$8]/[.O40]" office:value-type="float" office:value="162180773.07201">
            <text:p>162180773.07</text:p>
          </table:table-cell>
          <table:table-cell table:formula="oooc:=[.P40]/[.F40]" office:value-type="float" office:value="15.8402306297428">
            <text:p>15.84</text:p>
          </table:table-cell>
          <table:table-cell table:formula="oooc:=[.P39]*[.$Y$5]" office:value-type="float" office:value="1188.01729723071">
            <text:p>1188.0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50000000">
            <text:p>250,000,000</text:p>
          </table:table-cell>
          <table:table-cell table:formula="oooc:=CEILING(([.O41]-[.R41]/2);[.R41])" office:value-type="float" office:value="20">
            <text:p>20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.$Y$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00377672.083174">
            <text:p>100377672.08</text:p>
          </table:table-cell>
          <table:table-cell table:formula="oooc:=[.V36]/[.J41]" office:value-type="float" office:value="6.45561892950714">
            <text:p>6.46</text:p>
          </table:table-cell>
          <table:table-cell table:formula="oooc:=([.D41]/[.C41])/([.O41]/[.N41])" office:value-type="float" office:value="1.00080167625991">
            <text:p>1</text:p>
          </table:table-cell>
          <table:table-cell/>
          <table:table-cell table:formula="oooc:=[.G41]^[.$Y$6]*[.$Y$8]/[.O41]" office:value-type="float" office:value="250839663.681402">
            <text:p>250839663.68</text:p>
          </table:table-cell>
          <table:table-cell table:formula="oooc:=[.P41]/[.F41]" office:value-type="float" office:value="20.0510986047756">
            <text:p>20.05</text:p>
          </table:table-cell>
          <table:table-cell table:formula="oooc:=[.P40]*[.$Y$5]" office:value-type="float" office:value="1503.83239535817">
            <text:p>1503.83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390000000">
            <text:p>390,000,000</text:p>
          </table:table-cell>
          <table:table-cell table:formula="oooc:=CEILING(([.O42]-[.R42]/2);[.R42])" office:value-type="float" office:value="25">
            <text:p>25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.$Y$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55250841.573469">
            <text:p>155250841.57</text:p>
          </table:table-cell>
          <table:table-cell table:formula="oooc:=[.V36]/[.J42]" office:value-type="float" office:value="4.17389041780715">
            <text:p>4.17</text:p>
          </table:table-cell>
          <table:table-cell table:formula="oooc:=([.D42]/[.C42])/([.O42]/[.N42])" office:value-type="float" office:value="0.979836492642396">
            <text:p>0.98</text:p>
          </table:table-cell>
          <table:table-cell/>
          <table:table-cell table:formula="oooc:=[.G42]^[.$Y$6]*[.$Y$8]/[.O42]" office:value-type="float" office:value="387965451.662148">
            <text:p>387965451.66</text:p>
          </table:table-cell>
          <table:table-cell table:formula="oooc:=[.P42]/[.F42]" office:value-type="float" office:value="25.381357421875">
            <text:p>25.38</text:p>
          </table:table-cell>
          <table:table-cell table:formula="oooc:=[.P41]*[.$Y$5]" office:value-type="float" office:value="1903.60180664063">
            <text:p>1903.6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.$Y$2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*[.H44]" office:value-type="float" office:value="1903.60180664063">
            <text:p>1903.6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tanks.$Y$3]" office:value-type="float" office:value="10504.375">
            <text:p>10504.38</text:p>
          </table:table-cell>
          <table:table-cell table:formula="oooc:=[.V36]*[tanks.$Y$5]" office:value-type="float" office:value="19440000000">
            <text:p>1944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4">
            <text:p>5.4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43377945.507143">
            <text:p>543377945.51</text:p>
          </table:table-cell>
          <table:table-cell table:formula="oooc:=[.V44]/[.J45]" office:value-type="float" office:value="35.7762035812041">
            <text:p>35.78</text:p>
          </table:table-cell>
          <table:table-cell table:formula="oooc:=([.D45]/[.C45])/([.O45]/[.N45])" office:value-type="float" office:value="0.99864935330113">
            <text:p>1</text:p>
          </table:table-cell>
          <table:table-cell/>
          <table:table-cell table:formula="oooc:=[.G45]^[.$Y$6]*[.$Y$8]/[.O45]" office:value-type="float" office:value="1810505441.09002">
            <text:p>1810505441.09</text:p>
          </table:table-cell>
          <table:table-cell table:formula="oooc:=[.P45]/[.F45]" office:value-type="float" office:value="5.4388623046875">
            <text:p>5.44</text:p>
          </table:table-cell>
          <table:table-cell table:formula="oooc:=[.P44]" office:value-type="float" office:value="1903.60180664063">
            <text:p>1903.6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800000000">
            <text:p>2,800,000,000</text:p>
          </table:table-cell>
          <table:table-cell table:formula="oooc:=CEILING(([.O46]-[.R46]/2);[.R46])" office:value-type="float" office:value="6.9">
            <text:p>6.9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.$Y$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840424783.536971">
            <text:p>840424783.54</text:p>
          </table:table-cell>
          <table:table-cell table:formula="oooc:=[.V44]/[.J46]" office:value-type="float" office:value="23.1311598382258">
            <text:p>23.13</text:p>
          </table:table-cell>
          <table:table-cell table:formula="oooc:=([.D46]/[.C46])/([.O46]/[.N46])" office:value-type="float" office:value="1.00231216442671">
            <text:p>1</text:p>
          </table:table-cell>
          <table:table-cell/>
          <table:table-cell table:formula="oooc:=[.G46]^[.$Y$6]*[.$Y$8]/[.O46]" office:value-type="float" office:value="2800249174.6338">
            <text:p>2800249174.63</text:p>
          </table:table-cell>
          <table:table-cell table:formula="oooc:=[.P46]/[.F46]" office:value-type="float" office:value="6.88469548949092">
            <text:p>6.88</text:p>
          </table:table-cell>
          <table:table-cell table:formula="oooc:=[.P45]*[.$Y$5]" office:value-type="float" office:value="2409.64342132182">
            <text:p>2409.64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300000000">
            <text:p>4,300,000,000</text:p>
          </table:table-cell>
          <table:table-cell table:formula="oooc:=CEILING(([.O47]-[.R47]/2);[.R47])" office:value-type="float" office:value="8.7">
            <text:p>8.7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.$Y$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299857350.89773">
            <text:p>1299857350.9</text:p>
          </table:table-cell>
          <table:table-cell table:formula="oooc:=[.V44]/[.J47]" office:value-type="float" office:value="14.9554872206355">
            <text:p>14.96</text:p>
          </table:table-cell>
          <table:table-cell table:formula="oooc:=([.D47]/[.C47])/([.O47]/[.N47])" office:value-type="float" office:value="1.00550193375356">
            <text:p>1.01</text:p>
          </table:table-cell>
          <table:table-cell/>
          <table:table-cell table:formula="oooc:=[.G47]^[.$Y$6]*[.$Y$8]/[.O47]" office:value-type="float" office:value="4331053230.81292">
            <text:p>4331053230.81</text:p>
          </table:table-cell>
          <table:table-cell table:formula="oooc:=[.P47]/[.F47]" office:value-type="float" office:value="8.71487993769683">
            <text:p>8.71</text:p>
          </table:table-cell>
          <table:table-cell table:formula="oooc:=[.P46]*[.$Y$5]" office:value-type="float" office:value="3050.20797819389">
            <text:p>3050.21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700000000">
            <text:p>6,7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.$Y$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010446581.03961">
            <text:p>2010446581.04</text:p>
          </table:table-cell>
          <table:table-cell table:formula="oooc:=[.V44]/[.J48]" office:value-type="float" office:value="9.66949342665326">
            <text:p>9.67</text:p>
          </table:table-cell>
          <table:table-cell table:formula="oooc:=([.D48]/[.C48])/([.O48]/[.N48])" office:value-type="float" office:value="0.99694262952859">
            <text:p>1</text:p>
          </table:table-cell>
          <table:table-cell/>
          <table:table-cell table:formula="oooc:=[.G48]^[.$Y$6]*[.$Y$8]/[.O48]" office:value-type="float" office:value="6698697479.51556">
            <text:p>6698697479.52</text:p>
          </table:table-cell>
          <table:table-cell table:formula="oooc:=[.P48]/[.F48]" office:value-type="float" office:value="11.0315891885709">
            <text:p>11.03</text:p>
          </table:table-cell>
          <table:table-cell table:formula="oooc:=[.P47]*[.$Y$5]" office:value-type="float" office:value="3861.0562159998">
            <text:p>3861.0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0000000000">
            <text:p>10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.$Y$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109491554.91745">
            <text:p>3109491554.92</text:p>
          </table:table-cell>
          <table:table-cell table:formula="oooc:=[.V44]/[.J49]" office:value-type="float" office:value="6.25182595182064">
            <text:p>6.25</text:p>
          </table:table-cell>
          <table:table-cell table:formula="oooc:=([.D49]/[.C49])/([.O49]/[.N49])" office:value-type="float" office:value="1.03872477803691">
            <text:p>1.04</text:p>
          </table:table-cell>
          <table:table-cell/>
          <table:table-cell table:formula="oooc:=[.G49]^[.$Y$6]*[.$Y$8]/[.O49]" office:value-type="float" office:value="10360654910.1789">
            <text:p>10360654910.18</text:p>
          </table:table-cell>
          <table:table-cell table:formula="oooc:=[.P49]/[.F49]" office:value-type="float" office:value="13.9641579568973">
            <text:p>13.96</text:p>
          </table:table-cell>
          <table:table-cell table:formula="oooc:=[.P48]*[.$Y$5]" office:value-type="float" office:value="4887.45528491405">
            <text:p>4887.4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8">
            <text:p>18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.$Y$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4809348241.97273">
            <text:p>4809348241.97</text:p>
          </table:table-cell>
          <table:table-cell table:formula="oooc:=[.V44]/[.J50]" office:value-type="float" office:value="4.04212775243449">
            <text:p>4.04</text:p>
          </table:table-cell>
          <table:table-cell table:formula="oooc:=([.D50]/[.C50])/([.O50]/[.N50])" office:value-type="float" office:value="1.01987078126273">
            <text:p>1.02</text:p>
          </table:table-cell>
          <table:table-cell/>
          <table:table-cell table:formula="oooc:=[.G50]^[.$Y$6]*[.$Y$8]/[.O50]" office:value-type="float" office:value="16024483938.2682">
            <text:p>16024483938.27</text:p>
          </table:table-cell>
          <table:table-cell table:formula="oooc:=[.P50]/[.F50]" office:value-type="float" office:value="17.6763024902344">
            <text:p>17.68</text:p>
          </table:table-cell>
          <table:table-cell table:formula="oooc:=[.P49]*[.$Y$5]" office:value-type="float" office:value="6186.70587158203">
            <text:p>6186.7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.$Y$2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*[.H52]" office:value-type="float" office:value="6186.70587158203">
            <text:p>6186.7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tanks.$Y$3]" office:value-type="float" office:value="36765.3125">
            <text:p>36765.31</text:p>
          </table:table-cell>
          <table:table-cell table:formula="oooc:=[.V44]*[tanks.$Y$5]" office:value-type="float" office:value="583200000000">
            <text:p>58320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5000000000">
            <text:p>55,000,000,000</text:p>
          </table:table-cell>
          <table:table-cell table:formula="oooc:=CEILING(([.O53]-[.R53]/2);[.R53])" office:value-type="float" office:value="5.2">
            <text:p>5.2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6832718846.9046">
            <text:p>16832718846.9</text:p>
          </table:table-cell>
          <table:table-cell table:formula="oooc:=[.V52]/[.J53]" office:value-type="float" office:value="34.6468093065813">
            <text:p>34.65</text:p>
          </table:table-cell>
          <table:table-cell table:formula="oooc:=([.D53]/[.C53])/([.O53]/[.N53])" office:value-type="float" office:value="1.00753393990126">
            <text:p>1.01</text:p>
          </table:table-cell>
          <table:table-cell/>
          <table:table-cell table:formula="oooc:=[.G53]^[.$Y$6]*[.$Y$8]/[.O53]" office:value-type="float" office:value="54941087788.348">
            <text:p>54941087788.35</text:p>
          </table:table-cell>
          <table:table-cell table:formula="oooc:=[.P53]/[.F53]" office:value-type="float" office:value="5.15558822631836">
            <text:p>5.16</text:p>
          </table:table-cell>
          <table:table-cell table:formula="oooc:=[.P52]" office:value-type="float" office:value="6186.70587158203">
            <text:p>6186.7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5000000000">
            <text:p>85,000,000,000</text:p>
          </table:table-cell>
          <table:table-cell table:formula="oooc:=CEILING(([.O54]-[.R54]/2);[.R54])" office:value-type="float" office:value="6.5">
            <text:p>6.5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.$Y$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6034612207.2459">
            <text:p>26034612207.25</text:p>
          </table:table-cell>
          <table:table-cell table:formula="oooc:=[.V52]/[.J54]" office:value-type="float" office:value="22.4009482206801">
            <text:p>22.4</text:p>
          </table:table-cell>
          <table:table-cell table:formula="oooc:=([.D54]/[.C54])/([.O54]/[.N54])" office:value-type="float" office:value="0.995711751859174">
            <text:p>1</text:p>
          </table:table-cell>
          <table:table-cell/>
          <table:table-cell table:formula="oooc:=[.G54]^[.$Y$6]*[.$Y$8]/[.O54]" office:value-type="float" office:value="84975572147.5101">
            <text:p>84975572147.51</text:p>
          </table:table-cell>
          <table:table-cell table:formula="oooc:=[.P54]/[.F54]" office:value-type="float" office:value="6.52611759941327">
            <text:p>6.53</text:p>
          </table:table-cell>
          <table:table-cell table:formula="oooc:=[.P53]*[.$Y$5]" office:value-type="float" office:value="7831.34111929592">
            <text:p>7831.34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30000000000">
            <text:p>130,000,000,000</text:p>
          </table:table-cell>
          <table:table-cell table:formula="oooc:=CEILING(([.O55]-[.R55]/2);[.R55])" office:value-type="float" office:value="8.3">
            <text:p>8.3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.$Y$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0266877795.9373">
            <text:p>40266877795.94</text:p>
          </table:table-cell>
          <table:table-cell table:formula="oooc:=[.V52]/[.J55]" office:value-type="float" office:value="14.4833677683061">
            <text:p>14.48</text:p>
          </table:table-cell>
          <table:table-cell table:formula="oooc:=([.D55]/[.C55])/([.O55]/[.N55])" office:value-type="float" office:value="1.01576703262553">
            <text:p>1.02</text:p>
          </table:table-cell>
          <table:table-cell/>
          <table:table-cell table:formula="oooc:=[.G55]^[.$Y$6]*[.$Y$8]/[.O55]" office:value-type="float" office:value="131428920548.75">
            <text:p>131428920548.75</text:p>
          </table:table-cell>
          <table:table-cell table:formula="oooc:=[.P55]/[.F55]" office:value-type="float" office:value="8.26097994094179">
            <text:p>8.26</text:p>
          </table:table-cell>
          <table:table-cell table:formula="oooc:=[.P54]*[.$Y$5]" office:value-type="float" office:value="9913.17592913014">
            <text:p>9913.18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00000000000">
            <text:p>20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.$Y$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2279454540.2015">
            <text:p>62279454540.2</text:p>
          </table:table-cell>
          <table:table-cell table:formula="oooc:=[.V52]/[.J56]" office:value-type="float" office:value="9.36424386349664">
            <text:p>9.36</text:p>
          </table:table-cell>
          <table:table-cell table:formula="oooc:=([.D56]/[.C56])/([.O56]/[.N56])" office:value-type="float" office:value="0.971962588697795">
            <text:p>0.97</text:p>
          </table:table-cell>
          <table:table-cell/>
          <table:table-cell table:formula="oooc:=[.G56]^[.$Y$6]*[.$Y$8]/[.O56]" office:value-type="float" office:value="203276785552.256">
            <text:p>203276785552.26</text:p>
          </table:table-cell>
          <table:table-cell table:formula="oooc:=[.P56]/[.F56]" office:value-type="float" office:value="10.4570272516661">
            <text:p>10.46</text:p>
          </table:table-cell>
          <table:table-cell table:formula="oooc:=[.P55]*[.$Y$5]" office:value-type="float" office:value="12548.4327019994">
            <text:p>12548.43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10000000000">
            <text:p>31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.$Y$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96325582467.0959">
            <text:p>96325582467.1</text:p>
          </table:table-cell>
          <table:table-cell table:formula="oooc:=[.V52]/[.J57]" office:value-type="float" office:value="6.0544663739689">
            <text:p>6.05</text:p>
          </table:table-cell>
          <table:table-cell table:formula="oooc:=([.D57]/[.C57])/([.O57]/[.N57])" office:value-type="float" office:value="0.996050538377425">
            <text:p>1</text:p>
          </table:table-cell>
          <table:table-cell/>
          <table:table-cell table:formula="oooc:=[.G57]^[.$Y$6]*[.$Y$8]/[.O57]" office:value-type="float" office:value="314401513547.628">
            <text:p>314401513547.63</text:p>
          </table:table-cell>
          <table:table-cell table:formula="oooc:=[.P57]/[.F57]" office:value-type="float" office:value="13.2368580633089">
            <text:p>13.24</text:p>
          </table:table-cell>
          <table:table-cell table:formula="oooc:=[.P56]*[.$Y$5]" office:value-type="float" office:value="15884.2296759707">
            <text:p>15884.23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490000000000">
            <text:p>490,000,000,000</text:p>
          </table:table-cell>
          <table:table-cell table:formula="oooc:=CEILING(([.O58]-[.R58]/2);[.R58])" office:value-type="float" office:value="17">
            <text:p>17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.$Y$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48983607935.036">
            <text:p>148983607935.04</text:p>
          </table:table-cell>
          <table:table-cell table:formula="oooc:=[.V52]/[.J58]" office:value-type="float" office:value="3.91452461168951">
            <text:p>3.91</text:p>
          </table:table-cell>
          <table:table-cell table:formula="oooc:=([.D58]/[.C58])/([.O58]/[.N58])" office:value-type="float" office:value="1.00686844129413">
            <text:p>1.01</text:p>
          </table:table-cell>
          <table:table-cell/>
          <table:table-cell table:formula="oooc:=[.G58]^[.$Y$6]*[.$Y$8]/[.O58]" office:value-type="float" office:value="486274472771.158">
            <text:p>486274472771.16</text:p>
          </table:table-cell>
          <table:table-cell table:formula="oooc:=[.P58]/[.F58]" office:value-type="float" office:value="16.7556617355347">
            <text:p>16.76</text:p>
          </table:table-cell>
          <table:table-cell table:formula="oooc:=[.P57]*[.$Y$5]" office:value-type="float" office:value="20106.7940826416">
            <text:p>20106.79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7">04/07/2007</text:date>, <text:time>06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7T06:12:57</dc:date>
    <dc:language>en-US</dc:language>
    <meta:editing-cycles>22</meta:editing-cycles>
    <meta:editing-duration>PT22H36M48S</meta:editing-duration>
    <meta:user-defined meta:name="Info 1"/>
    <meta:user-defined meta:name="Info 2"/>
    <meta:user-defined meta:name="Info 3"/>
    <meta:user-defined meta:name="Info 4"/>
    <meta:document-statistic meta:table-count="2" meta:cell-count="110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